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65784">
            <text:p>365784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906130">
            <text:p>90613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26639">
            <text:p>226639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353255">
            <text:p>353255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56057">
            <text:p>456057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572809">
            <text:p>572809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690142">
            <text:p>690142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835953">
            <text:p>835953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903490">
            <text:p>903490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013179">
            <text:p>1013179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1190634">
            <text:p>1190634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1278434">
            <text:p>1278434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1450486">
            <text:p>1450486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1546908">
            <text:p>1546908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1425446">
            <text:p>1425446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1509959">
            <text:p>1509959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1598208">
            <text:p>1598208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1751186">
            <text:p>1751186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1674247">
            <text:p>1674247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1637408">
            <text:p>1637408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1782798">
            <text:p>1782798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1943837">
            <text:p>1943837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2054932">
            <text:p>2054932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2152576">
            <text:p>2152576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2186573">
            <text:p>2186573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1707914">
            <text:p>1707914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1448519">
            <text:p>1448519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1480188">
            <text:p>1480188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1468173">
            <text:p>1468173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1435883">
            <text:p>1435883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1424297">
            <text:p>1424297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1405075">
            <text:p>1405075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1488953">
            <text:p>1488953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941593">
            <text:p>941593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691035">
            <text:p>691035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661683">
            <text:p>661683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683793">
            <text:p>683793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671696">
            <text:p>671696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729962">
            <text:p>729962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547834">
            <text:p>547834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570316">
            <text:p>570316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427859">
            <text:p>427859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439388">
            <text:p>439388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449042">
            <text:p>449042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462259">
            <text:p>462259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479341">
            <text:p>479341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480633">
            <text:p>480633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494729">
            <text:p>494729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516700">
            <text:p>516700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165568">
            <text:p>165568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123062">
            <text:p>123062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125205">
            <text:p>125205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130265">
            <text:p>130265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134623">
            <text:p>134623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136643">
            <text:p>136643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136772">
            <text:p>136772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147141">
            <text:p>147141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145097">
            <text:p>145097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143146">
            <text:p>143146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150021">
            <text:p>150021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151941">
            <text:p>151941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54972">
            <text:p>154972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57542">
            <text:p>157542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66269">
            <text:p>166269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63269">
            <text:p>163269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65507">
            <text:p>165507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68053">
            <text:p>168053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71969">
            <text:p>171969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74741">
            <text:p>174741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98096">
            <text:p>198096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77642">
            <text:p>177642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76039">
            <text:p>176039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201549">
            <text:p>201549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89692">
            <text:p>189692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96386">
            <text:p>196386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202762">
            <text:p>202762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200837">
            <text:p>200837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204135">
            <text:p>204135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200656">
            <text:p>200656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215422">
            <text:p>215422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219190">
            <text:p>219190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209292">
            <text:p>209292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224187">
            <text:p>224187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214407">
            <text:p>214407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3208555">
            <text:p>3208555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164755">
            <text:p>164755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163143">
            <text:p>163143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162144">
            <text:p>162144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164113">
            <text:p>164113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168750">
            <text:p>168750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66432">
            <text:p>166432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170182">
            <text:p>170182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172140">
            <text:p>172140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174328">
            <text:p>174328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177843">
            <text:p>177843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178032">
            <text:p>178032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181613">
            <text:p>181613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212142">
            <text:p>212142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187490">
            <text:p>187490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187607">
            <text:p>187607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191775">
            <text:p>191775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189191">
            <text:p>189191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193572">
            <text:p>193572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198370">
            <text:p>198370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196327">
            <text:p>196327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199591">
            <text:p>199591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201170">
            <text:p>201170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206012">
            <text:p>206012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211681">
            <text:p>211681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205654">
            <text:p>205654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210536">
            <text:p>210536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215542">
            <text:p>215542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232009">
            <text:p>232009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221066">
            <text:p>221066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221210">
            <text:p>221210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221804">
            <text:p>221804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225169">
            <text:p>225169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225401">
            <text:p>225401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228295">
            <text:p>228295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230481">
            <text:p>230481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233352">
            <text:p>233352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235169">
            <text:p>235169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235711">
            <text:p>235711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239996">
            <text:p>239996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243609">
            <text:p>243609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243280">
            <text:p>243280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258514">
            <text:p>258514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5355308">
            <text:p>5355308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249095">
            <text:p>249095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248830">
            <text:p>248830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250983">
            <text:p>250983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254388">
            <text:p>254388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256351">
            <text:p>256351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259239">
            <text:p>259239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259637">
            <text:p>259637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269240">
            <text:p>269240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265538">
            <text:p>265538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264676">
            <text:p>264676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266589">
            <text:p>266589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268801">
            <text:p>268801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270447">
            <text:p>270447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273615">
            <text:p>273615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278109">
            <text:p>278109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287746">
            <text:p>287746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263096">
            <text:p>263096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262475">
            <text:p>262475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268944">
            <text:p>268944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392897">
            <text:p>392897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445887">
            <text:p>445887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469464">
            <text:p>469464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450658">
            <text:p>450658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458968">
            <text:p>458968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460307">
            <text:p>460307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466552">
            <text:p>466552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472084">
            <text:p>472084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467726">
            <text:p>467726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469911">
            <text:p>469911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477120">
            <text:p>477120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475997">
            <text:p>475997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483762">
            <text:p>483762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4171979">
            <text:p>4171979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539678">
            <text:p>539678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523930">
            <text:p>523930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558764">
            <text:p>558764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525941">
            <text:p>525941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526816">
            <text:p>526816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535881">
            <text:p>535881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534848">
            <text:p>534848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558961">
            <text:p>558961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540163">
            <text:p>540163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547150">
            <text:p>547150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562939">
            <text:p>562939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557486">
            <text:p>557486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557252">
            <text:p>557252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567645">
            <text:p>567645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579338">
            <text:p>579338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567110">
            <text:p>567110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567316">
            <text:p>567316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568130">
            <text:p>568130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574117">
            <text:p>574117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360817">
            <text:p>360817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331916">
            <text:p>331916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331774">
            <text:p>331774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337773">
            <text:p>337773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335175">
            <text:p>335175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338290">
            <text:p>338290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344337">
            <text:p>344337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3966470">
            <text:p>3966470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362243">
            <text:p>362243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384835">
            <text:p>384835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380956">
            <text:p>380956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374621">
            <text:p>374621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379464">
            <text:p>379464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377911">
            <text:p>377911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382792">
            <text:p>382792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383014">
            <text:p>383014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387739">
            <text:p>387739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360606">
            <text:p>360606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361941">
            <text:p>361941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377610">
            <text:p>377610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362012">
            <text:p>362012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365383">
            <text:p>365383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368210">
            <text:p>368210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369701">
            <text:p>369701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371520">
            <text:p>371520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373136">
            <text:p>373136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383264">
            <text:p>383264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382819">
            <text:p>382819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393947">
            <text:p>393947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380049">
            <text:p>380049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386576">
            <text:p>386576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385080">
            <text:p>385080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412656">
            <text:p>412656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412117">
            <text:p>412117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409455">
            <text:p>409455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529195">
            <text:p>529195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548841">
            <text:p>548841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542649">
            <text:p>542649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543455">
            <text:p>543455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553107">
            <text:p>553107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563592">
            <text:p>563592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563781">
            <text:p>563781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601642">
            <text:p>601642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586497">
            <text:p>586497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558776">
            <text:p>558776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579384">
            <text:p>579384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573183">
            <text:p>573183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570078">
            <text:p>570078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587696">
            <text:p>587696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574002">
            <text:p>574002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588457">
            <text:p>588457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576188">
            <text:p>576188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6624220">
            <text:p>6624220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435566">
            <text:p>435566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434146">
            <text:p>434146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441300">
            <text:p>441300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442122">
            <text:p>442122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443418">
            <text:p>443418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466239">
            <text:p>466239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615581">
            <text:p>615581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633429">
            <text:p>633429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615494">
            <text:p>615494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620894">
            <text:p>620894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625704">
            <text:p>625704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630606">
            <text:p>630606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623428">
            <text:p>623428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628592">
            <text:p>628592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628357">
            <text:p>628357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635025">
            <text:p>635025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633950">
            <text:p>633950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520163">
            <text:p>520163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466807">
            <text:p>466807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467230">
            <text:p>467230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467786">
            <text:p>467786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472455">
            <text:p>472455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472842">
            <text:p>472842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476697">
            <text:p>476697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479864">
            <text:p>479864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482731">
            <text:p>482731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480477">
            <text:p>480477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483281">
            <text:p>483281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475601">
            <text:p>475601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491387">
            <text:p>491387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491421">
            <text:p>491421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498910">
            <text:p>498910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517359">
            <text:p>517359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516444">
            <text:p>516444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497265">
            <text:p>497265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508601">
            <text:p>508601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3726177">
            <text:p>3726177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547785">
            <text:p>547785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550968">
            <text:p>550968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559342">
            <text:p>559342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549577">
            <text:p>549577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543367">
            <text:p>543367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519628">
            <text:p>519628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550501">
            <text:p>550501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523211">
            <text:p>523211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518674">
            <text:p>518674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524350">
            <text:p>524350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522964">
            <text:p>522964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520422">
            <text:p>520422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525525">
            <text:p>525525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534466">
            <text:p>534466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529534">
            <text:p>529534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543801">
            <text:p>543801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536440">
            <text:p>536440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538150">
            <text:p>538150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539590">
            <text:p>539590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540762">
            <text:p>540762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558192">
            <text:p>558192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551300">
            <text:p>551300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549110">
            <text:p>549110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547163">
            <text:p>547163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553013">
            <text:p>553013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553076">
            <text:p>553076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554985">
            <text:p>554985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556652">
            <text:p>556652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561834">
            <text:p>561834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559307">
            <text:p>559307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562600">
            <text:p>562600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562484">
            <text:p>562484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581163">
            <text:p>581163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588879">
            <text:p>588879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693252">
            <text:p>693252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637221">
            <text:p>637221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779492">
            <text:p>779492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780980">
            <text:p>780980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788741">
            <text:p>788741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824754">
            <text:p>824754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796031">
            <text:p>796031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794007">
            <text:p>794007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799952">
            <text:p>799952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805307">
            <text:p>805307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804685">
            <text:p>804685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814116">
            <text:p>814116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816587">
            <text:p>816587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814328">
            <text:p>814328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826760">
            <text:p>826760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819656">
            <text:p>819656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821215">
            <text:p>821215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825421">
            <text:p>825421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834496">
            <text:p>834496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834856">
            <text:p>834856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835022">
            <text:p>835022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836576">
            <text:p>836576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848807">
            <text:p>848807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857072">
            <text:p>857072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902272">
            <text:p>902272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919841">
            <text:p>919841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895927">
            <text:p>895927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926198">
            <text:p>926198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7007041">
            <text:p>7007041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689819">
            <text:p>689819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693035">
            <text:p>693035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745163">
            <text:p>745163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694259">
            <text:p>694259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1189921">
            <text:p>1189921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1264474">
            <text:p>1264474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1277261">
            <text:p>1277261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1262502">
            <text:p>1262502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1261950">
            <text:p>1261950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1258117">
            <text:p>1258117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1261920">
            <text:p>1261920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1254875">
            <text:p>1254875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1243095">
            <text:p>1243095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684190">
            <text:p>684190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668363">
            <text:p>668363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671998">
            <text:p>671998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680763">
            <text:p>680763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673785">
            <text:p>673785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675975">
            <text:p>675975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679116">
            <text:p>679116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679332">
            <text:p>679332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679909">
            <text:p>679909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683288">
            <text:p>683288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695623">
            <text:p>695623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698239">
            <text:p>698239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692562">
            <text:p>692562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699099">
            <text:p>699099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694330">
            <text:p>694330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712497">
            <text:p>712497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700398">
            <text:p>700398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713143">
            <text:p>713143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703774">
            <text:p>703774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707616">
            <text:p>707616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728609">
            <text:p>728609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718552">
            <text:p>718552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719768">
            <text:p>719768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727172">
            <text:p>727172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721172">
            <text:p>721172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753271">
            <text:p>753271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729299">
            <text:p>729299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728397">
            <text:p>728397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732891">
            <text:p>732891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734417">
            <text:p>734417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746344">
            <text:p>746344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735940">
            <text:p>735940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758415">
            <text:p>758415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756994">
            <text:p>756994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749791">
            <text:p>749791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747445">
            <text:p>747445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756652">
            <text:p>756652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747354">
            <text:p>747354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751703">
            <text:p>751703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3187428">
            <text:p>3187428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825858">
            <text:p>825858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852334">
            <text:p>852334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923395">
            <text:p>923395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790257">
            <text:p>790257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796227">
            <text:p>796227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835210">
            <text:p>835210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791638">
            <text:p>791638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787376">
            <text:p>787376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792329">
            <text:p>792329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800989">
            <text:p>800989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911034">
            <text:p>911034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785833">
            <text:p>785833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789415">
            <text:p>789415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783360">
            <text:p>783360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787814">
            <text:p>787814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806496">
            <text:p>806496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792192">
            <text:p>792192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793954">
            <text:p>793954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815195">
            <text:p>815195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804407">
            <text:p>804407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813155">
            <text:p>813155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806702">
            <text:p>806702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811838">
            <text:p>811838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815738">
            <text:p>815738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818021">
            <text:p>818021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814602">
            <text:p>814602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815590">
            <text:p>815590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819554">
            <text:p>819554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842199">
            <text:p>842199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830962">
            <text:p>830962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824381">
            <text:p>824381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883794">
            <text:p>883794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875847">
            <text:p>875847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832249">
            <text:p>832249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870031">
            <text:p>870031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836851">
            <text:p>836851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838968">
            <text:p>838968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904606">
            <text:p>904606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839076">
            <text:p>839076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883570">
            <text:p>883570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845016">
            <text:p>845016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860129">
            <text:p>860129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887405">
            <text:p>887405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858290">
            <text:p>858290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852231">
            <text:p>852231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1103577">
            <text:p>1103577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1042183">
            <text:p>1042183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1053047">
            <text:p>1053047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1173826">
            <text:p>1173826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1164521">
            <text:p>1164521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1164748">
            <text:p>1164748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1209731">
            <text:p>1209731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1196138">
            <text:p>1196138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1168903">
            <text:p>1168903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1176956">
            <text:p>1176956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1178958">
            <text:p>1178958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1174896">
            <text:p>1174896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1185840">
            <text:p>1185840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1195439">
            <text:p>1195439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1198691">
            <text:p>1198691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1208277">
            <text:p>1208277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1204828">
            <text:p>1204828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1203863">
            <text:p>1203863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1205432">
            <text:p>1205432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1232605">
            <text:p>1232605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1206337">
            <text:p>1206337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1207675">
            <text:p>1207675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1217378">
            <text:p>1217378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1211029">
            <text:p>1211029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1205596">
            <text:p>1205596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1244750">
            <text:p>1244750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1222082">
            <text:p>1222082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1227946">
            <text:p>1227946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1228951">
            <text:p>1228951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1220148">
            <text:p>1220148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1229348">
            <text:p>1229348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1231343">
            <text:p>1231343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1243843">
            <text:p>1243843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1280980">
            <text:p>1280980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1240783">
            <text:p>1240783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1247649">
            <text:p>1247649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1253494">
            <text:p>1253494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1257436">
            <text:p>1257436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1288246">
            <text:p>1288246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1277919">
            <text:p>1277919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1278569">
            <text:p>1278569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1265213">
            <text:p>1265213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2900268">
            <text:p>2900268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1034695">
            <text:p>1034695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1049845">
            <text:p>1049845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1032467">
            <text:p>1032467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949991">
            <text:p>949991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951036">
            <text:p>951036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961710">
            <text:p>961710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952581">
            <text:p>952581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955857">
            <text:p>955857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976636">
            <text:p>976636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973127">
            <text:p>973127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974188">
            <text:p>974188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442387">
            <text:p>1442387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993790">
            <text:p>993790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975187">
            <text:p>975187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972508">
            <text:p>972508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987388">
            <text:p>987388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979104">
            <text:p>979104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978421">
            <text:p>978421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975757">
            <text:p>975757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992758">
            <text:p>992758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989892">
            <text:p>989892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985347">
            <text:p>985347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991979">
            <text:p>991979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991318">
            <text:p>991318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1049219">
            <text:p>1049219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1011318">
            <text:p>101131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36:16</meta:creation-date>
    <dc:date>2014-04-25T13:37:27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317cm" svg:y="1.054cm" svg:width="9.9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365784">
                <text:p>365784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906130">
                <text:p>906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26639">
                <text:p>226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353255">
                <text:p>353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456057">
                <text:p>456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572809">
                <text:p>572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690142">
                <text:p>690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835953">
                <text:p>835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903490">
                <text:p>903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013179">
                <text:p>1013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1190634">
                <text:p>11906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1278434">
                <text:p>1278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450486">
                <text:p>1450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1546908">
                <text:p>1546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1425446">
                <text:p>1425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509959">
                <text:p>1509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598208">
                <text:p>1598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751186">
                <text:p>1751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674247">
                <text:p>1674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637408">
                <text:p>1637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782798">
                <text:p>1782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943837">
                <text:p>194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2054932">
                <text:p>2054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2152576">
                <text:p>2152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2186573">
                <text:p>2186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707914">
                <text:p>1707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448519">
                <text:p>144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480188">
                <text:p>148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468173">
                <text:p>14681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435883">
                <text:p>1435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424297">
                <text:p>1424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405075">
                <text:p>1405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488953">
                <text:p>1488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941593">
                <text:p>941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691035">
                <text:p>691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661683">
                <text:p>661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683793">
                <text:p>683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671696">
                <text:p>671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729962">
                <text:p>729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547834">
                <text:p>547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570316">
                <text:p>570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27859">
                <text:p>427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439388">
                <text:p>439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449042">
                <text:p>449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462259">
                <text:p>462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479341">
                <text:p>479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480633">
                <text:p>480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494729">
                <text:p>4947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16700">
                <text:p>5167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165568">
                <text:p>165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123062">
                <text:p>123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125205">
                <text:p>125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130265">
                <text:p>130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134623">
                <text:p>134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136643">
                <text:p>136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136772">
                <text:p>136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147141">
                <text:p>147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45097">
                <text:p>145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143146">
                <text:p>143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150021">
                <text:p>150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51941">
                <text:p>151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54972">
                <text:p>154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57542">
                <text:p>157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66269">
                <text:p>1662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63269">
                <text:p>163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65507">
                <text:p>1655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68053">
                <text:p>168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71969">
                <text:p>171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74741">
                <text:p>174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98096">
                <text:p>198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77642">
                <text:p>1776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76039">
                <text:p>1760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201549">
                <text:p>201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89692">
                <text:p>1896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96386">
                <text:p>1963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202762">
                <text:p>202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200837">
                <text:p>200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204135">
                <text:p>204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200656">
                <text:p>200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215422">
                <text:p>2154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219190">
                <text:p>2191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209292">
                <text:p>209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224187">
                <text:p>224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214407">
                <text:p>214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3208555">
                <text:p>3208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64755">
                <text:p>1647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63143">
                <text:p>163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62144">
                <text:p>162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64113">
                <text:p>164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68750">
                <text:p>1687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66432">
                <text:p>1664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70182">
                <text:p>170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72140">
                <text:p>172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74328">
                <text:p>1743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77843">
                <text:p>1778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78032">
                <text:p>178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81613">
                <text:p>181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12142">
                <text:p>212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87490">
                <text:p>1874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87607">
                <text:p>1876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91775">
                <text:p>1917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89191">
                <text:p>189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193572">
                <text:p>1935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98370">
                <text:p>1983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96327">
                <text:p>196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199591">
                <text:p>1995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201170">
                <text:p>2011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206012">
                <text:p>206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211681">
                <text:p>2116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205654">
                <text:p>2056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210536">
                <text:p>2105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215542">
                <text:p>2155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232009">
                <text:p>232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221066">
                <text:p>2210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221210">
                <text:p>2212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221804">
                <text:p>221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225169">
                <text:p>225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225401">
                <text:p>2254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228295">
                <text:p>228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230481">
                <text:p>2304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233352">
                <text:p>233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235169">
                <text:p>2351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235711">
                <text:p>2357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239996">
                <text:p>2399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243609">
                <text:p>2436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243280">
                <text:p>243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258514">
                <text:p>2585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5355308">
                <text:p>5355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249095">
                <text:p>249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248830">
                <text:p>2488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250983">
                <text:p>250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254388">
                <text:p>254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256351">
                <text:p>256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259239">
                <text:p>2592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259637">
                <text:p>2596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269240">
                <text:p>2692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265538">
                <text:p>2655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264676">
                <text:p>2646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266589">
                <text:p>2665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268801">
                <text:p>2688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270447">
                <text:p>2704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273615">
                <text:p>2736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278109">
                <text:p>2781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287746">
                <text:p>2877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263096">
                <text:p>263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262475">
                <text:p>262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268944">
                <text:p>268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392897">
                <text:p>3928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445887">
                <text:p>4458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469464">
                <text:p>469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450658">
                <text:p>4506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458968">
                <text:p>4589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460307">
                <text:p>4603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466552">
                <text:p>4665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472084">
                <text:p>472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467726">
                <text:p>4677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469911">
                <text:p>4699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477120">
                <text:p>4771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475997">
                <text:p>4759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483762">
                <text:p>4837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4171979">
                <text:p>41719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539678">
                <text:p>5396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523930">
                <text:p>5239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558764">
                <text:p>5587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525941">
                <text:p>52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526816">
                <text:p>5268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535881">
                <text:p>535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534848">
                <text:p>5348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558961">
                <text:p>5589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540163">
                <text:p>5401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547150">
                <text:p>5471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562939">
                <text:p>5629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557486">
                <text:p>5574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557252">
                <text:p>557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567645">
                <text:p>5676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579338">
                <text:p>579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567110">
                <text:p>5671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567316">
                <text:p>5673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568130">
                <text:p>5681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574117">
                <text:p>5741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360817">
                <text:p>3608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331916">
                <text:p>331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331774">
                <text:p>3317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337773">
                <text:p>337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335175">
                <text:p>335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338290">
                <text:p>3382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344337">
                <text:p>3443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3966470">
                <text:p>39664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362243">
                <text:p>3622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384835">
                <text:p>3848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380956">
                <text:p>3809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374621">
                <text:p>3746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379464">
                <text:p>379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377911">
                <text:p>3779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382792">
                <text:p>3827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383014">
                <text:p>3830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387739">
                <text:p>387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360606">
                <text:p>3606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361941">
                <text:p>3619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377610">
                <text:p>3776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362012">
                <text:p>3620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365383">
                <text:p>365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368210">
                <text:p>3682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369701">
                <text:p>3697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371520">
                <text:p>3715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373136">
                <text:p>3731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383264">
                <text:p>3832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382819">
                <text:p>3828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393947">
                <text:p>3939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380049">
                <text:p>3800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386576">
                <text:p>3865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385080">
                <text:p>3850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412656">
                <text:p>412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412117">
                <text:p>412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409455">
                <text:p>409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529195">
                <text:p>5291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548841">
                <text:p>548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542649">
                <text:p>5426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543455">
                <text:p>543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553107">
                <text:p>553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563592">
                <text:p>5635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563781">
                <text:p>5637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601642">
                <text:p>6016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586497">
                <text:p>5864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558776">
                <text:p>558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579384">
                <text:p>5793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573183">
                <text:p>5731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570078">
                <text:p>570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587696">
                <text:p>5876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574002">
                <text:p>5740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588457">
                <text:p>5884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576188">
                <text:p>576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6624220">
                <text:p>66242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435566">
                <text:p>4355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434146">
                <text:p>4341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441300">
                <text:p>4413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442122">
                <text:p>442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443418">
                <text:p>4434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466239">
                <text:p>4662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615581">
                <text:p>6155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633429">
                <text:p>6334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615494">
                <text:p>6154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620894">
                <text:p>620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625704">
                <text:p>6257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630606">
                <text:p>6306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623428">
                <text:p>6234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628592">
                <text:p>6285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628357">
                <text:p>6283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635025">
                <text:p>6350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633950">
                <text:p>6339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520163">
                <text:p>5201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466807">
                <text:p>4668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467230">
                <text:p>4672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467786">
                <text:p>4677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472455">
                <text:p>472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472842">
                <text:p>4728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476697">
                <text:p>4766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479864">
                <text:p>479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482731">
                <text:p>4827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480477">
                <text:p>4804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483281">
                <text:p>4832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475601">
                <text:p>475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491387">
                <text:p>4913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491421">
                <text:p>4914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498910">
                <text:p>4989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517359">
                <text:p>5173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516444">
                <text:p>5164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497265">
                <text:p>4972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508601">
                <text:p>508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3726177">
                <text:p>37261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547785">
                <text:p>5477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550968">
                <text:p>5509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559342">
                <text:p>5593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549577">
                <text:p>5495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543367">
                <text:p>5433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519628">
                <text:p>5196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550501">
                <text:p>5505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523211">
                <text:p>5232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518674">
                <text:p>5186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524350">
                <text:p>5243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522964">
                <text:p>5229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520422">
                <text:p>5204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525525">
                <text:p>5255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534466">
                <text:p>5344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529534">
                <text:p>5295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543801">
                <text:p>5438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536440">
                <text:p>5364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538150">
                <text:p>5381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539590">
                <text:p>5395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540762">
                <text:p>5407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558192">
                <text:p>5581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551300">
                <text:p>5513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549110">
                <text:p>5491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547163">
                <text:p>5471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553013">
                <text:p>5530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553076">
                <text:p>5530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554985">
                <text:p>5549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556652">
                <text:p>5566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561834">
                <text:p>5618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559307">
                <text:p>5593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562600">
                <text:p>5626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562484">
                <text:p>562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581163">
                <text:p>5811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588879">
                <text:p>5888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693252">
                <text:p>6932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637221">
                <text:p>6372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779492">
                <text:p>7794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780980">
                <text:p>7809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788741">
                <text:p>7887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824754">
                <text:p>8247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796031">
                <text:p>7960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794007">
                <text:p>794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799952">
                <text:p>7999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805307">
                <text:p>805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804685">
                <text:p>8046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814116">
                <text:p>814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816587">
                <text:p>8165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814328">
                <text:p>8143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826760">
                <text:p>8267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819656">
                <text:p>8196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821215">
                <text:p>8212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825421">
                <text:p>8254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834496">
                <text:p>8344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834856">
                <text:p>8348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835022">
                <text:p>835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836576">
                <text:p>8365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848807">
                <text:p>8488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857072">
                <text:p>8570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902272">
                <text:p>9022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919841">
                <text:p>9198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895927">
                <text:p>8959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926198">
                <text:p>9261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7007041">
                <text:p>70070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689819">
                <text:p>6898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693035">
                <text:p>6930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745163">
                <text:p>7451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694259">
                <text:p>6942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1189921">
                <text:p>11899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1264474">
                <text:p>12644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1277261">
                <text:p>12772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1262502">
                <text:p>12625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1261950">
                <text:p>12619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1258117">
                <text:p>12581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1261920">
                <text:p>12619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1254875">
                <text:p>1254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1243095">
                <text:p>12430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684190">
                <text:p>6841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668363">
                <text:p>6683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671998">
                <text:p>6719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680763">
                <text:p>6807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673785">
                <text:p>6737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675975">
                <text:p>6759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679116">
                <text:p>6791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679332">
                <text:p>6793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679909">
                <text:p>6799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683288">
                <text:p>6832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695623">
                <text:p>6956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698239">
                <text:p>6982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692562">
                <text:p>6925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699099">
                <text:p>699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694330">
                <text:p>6943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712497">
                <text:p>7124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700398">
                <text:p>7003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713143">
                <text:p>7131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703774">
                <text:p>7037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707616">
                <text:p>707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728609">
                <text:p>7286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718552">
                <text:p>7185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719768">
                <text:p>7197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727172">
                <text:p>7271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721172">
                <text:p>7211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753271">
                <text:p>7532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729299">
                <text:p>7292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728397">
                <text:p>7283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732891">
                <text:p>7328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734417">
                <text:p>7344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746344">
                <text:p>7463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735940">
                <text:p>7359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758415">
                <text:p>7584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756994">
                <text:p>7569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749791">
                <text:p>7497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747445">
                <text:p>7474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756652">
                <text:p>7566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747354">
                <text:p>7473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751703">
                <text:p>7517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3187428">
                <text:p>31874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825858">
                <text:p>8258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852334">
                <text:p>852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923395">
                <text:p>9233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790257">
                <text:p>7902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796227">
                <text:p>7962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835210">
                <text:p>83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791638">
                <text:p>7916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787376">
                <text:p>7873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792329">
                <text:p>7923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800989">
                <text:p>8009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911034">
                <text:p>9110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785833">
                <text:p>7858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789415">
                <text:p>7894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783360">
                <text:p>7833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787814">
                <text:p>7878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806496">
                <text:p>8064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792192">
                <text:p>7921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793954">
                <text:p>7939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815195">
                <text:p>8151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804407">
                <text:p>8044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813155">
                <text:p>8131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806702">
                <text:p>8067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811838">
                <text:p>8118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815738">
                <text:p>8157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818021">
                <text:p>8180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814602">
                <text:p>8146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815590">
                <text:p>8155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819554">
                <text:p>8195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842199">
                <text:p>8421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830962">
                <text:p>8309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824381">
                <text:p>8243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883794">
                <text:p>8837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875847">
                <text:p>8758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832249">
                <text:p>8322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870031">
                <text:p>870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836851">
                <text:p>8368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838968">
                <text:p>8389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904606">
                <text:p>9046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839076">
                <text:p>8390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883570">
                <text:p>8835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845016">
                <text:p>8450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860129">
                <text:p>8601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887405">
                <text:p>8874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858290">
                <text:p>8582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852231">
                <text:p>8522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1103577">
                <text:p>11035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1042183">
                <text:p>10421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1053047">
                <text:p>10530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1173826">
                <text:p>11738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1164521">
                <text:p>11645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1164748">
                <text:p>11647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1209731">
                <text:p>12097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1196138">
                <text:p>1196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1168903">
                <text:p>11689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1176956">
                <text:p>11769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1178958">
                <text:p>11789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1174896">
                <text:p>11748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1185840">
                <text:p>11858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1195439">
                <text:p>11954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1198691">
                <text:p>11986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1208277">
                <text:p>12082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1204828">
                <text:p>1204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1203863">
                <text:p>12038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1205432">
                <text:p>12054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1232605">
                <text:p>12326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1206337">
                <text:p>12063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1207675">
                <text:p>12076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1217378">
                <text:p>12173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1211029">
                <text:p>12110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1205596">
                <text:p>12055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1244750">
                <text:p>12447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1222082">
                <text:p>12220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1227946">
                <text:p>12279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1228951">
                <text:p>12289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1220148">
                <text:p>12201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1229348">
                <text:p>12293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1231343">
                <text:p>12313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1243843">
                <text:p>12438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1280980">
                <text:p>12809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1240783">
                <text:p>12407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1247649">
                <text:p>12476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1253494">
                <text:p>12534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1257436">
                <text:p>12574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1288246">
                <text:p>12882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1277919">
                <text:p>12779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1278569">
                <text:p>12785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1265213">
                <text:p>12652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2900268">
                <text:p>29002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1034695">
                <text:p>10346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1049845">
                <text:p>10498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1032467">
                <text:p>10324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949991">
                <text:p>9499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951036">
                <text:p>9510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961710">
                <text:p>9617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952581">
                <text:p>9525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955857">
                <text:p>9558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976636">
                <text:p>9766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973127">
                <text:p>9731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974188">
                <text:p>9741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442387">
                <text:p>14423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993790">
                <text:p>99379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975187">
                <text:p>975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972508">
                <text:p>9725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987388">
                <text:p>9873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979104">
                <text:p>979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978421">
                <text:p>9784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975757">
                <text:p>9757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992758">
                <text:p>9927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989892">
                <text:p>9898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985347">
                <text:p>9853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991979">
                <text:p>9919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991318">
                <text:p>9913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1049219">
                <text:p>10492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1011318">
                <text:p>1011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